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74cm" fo:min-width="0.8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74cm" fo:min-width="0.2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74cm" fo:min-width="0.4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8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205cm"/>
      <style:paragraph-properties style:writing-mode="lr-tb"/>
    </style:style>
    <style:style style:name="gr12" style:family="graphic" style:parent-style-name="standard">
      <style:graphic-properties draw:fill="none" draw:fill-color="#000000" draw:textarea-horizontal-align="justify" draw:textarea-vertical-align="middle" draw:auto-grow-height="false" fo:min-height="0.178cm" fo:min-width="0.1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9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408cm"/>
      <style:paragraph-properties style:writing-mode="lr-tb"/>
    </style:style>
    <style:style style:name="gr1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74cm" fo:min-width="1.331cm" fo:padding-top="0cm" fo:padding-bottom="0cm" fo:padding-left="0cm" fo:padding-right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ff0000" draw:fill="none" draw:fill-color="#ffffff" draw:textarea-horizontal-align="left" draw:auto-grow-height="true" draw:auto-grow-width="true" fo:min-height="0.374cm" fo:min-width="1.33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178cm" fo:min-width="0.1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23cm"/>
      <style:paragraph-properties style:writing-mode="lr-tb"/>
    </style:style>
    <style:style style:name="gr2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74cm" fo:min-width="1.014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draw:stroke="dash" draw:stroke-dash="Ultrafine_20_Dashed" svg:stroke-color="#ff0000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34cm"/>
      <style:paragraph-properties style:writing-mode="lr-tb"/>
    </style:style>
    <style:style style:name="gr24" style:family="graphic" style:parent-style-name="objectwithoutfill">
      <style:graphic-properties svg:stroke-color="#00a933" draw:fill="none" draw:textarea-horizontal-align="center" draw:textarea-vertical-align="middle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fo:color="#ff0000" loext:opacity="100%" fo:font-size="9p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fo:color="#ff0000" loext:opacity="100%" fo:font-size="9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9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loext:opacity="100%" fo:font-size="9pt" style:font-size-asian="18pt" style:font-size-complex="18pt"/>
    </style:style>
    <style:style style:name="T1" style:family="text">
      <style:text-properties fo:color="#ff0000" loext:opacity="100%" fo:font-size="9pt"/>
    </style:style>
    <style:style style:name="T2" style:family="text">
      <style:text-properties fo:color="#ff0000" loext:opacity="100%" fo:font-size="9pt" style:font-size-asian="18pt" style:font-size-complex="18pt"/>
    </style:style>
    <style:style style:name="T3" style:family="text">
      <style:text-properties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xml:id="id15" draw:id="id15">
          <draw:connector draw:style-name="gr1" draw:text-style-name="P1" draw:layer="layout" draw:type="curve" svg:x1="0.497cm" svg:y1="2.096cm" svg:x2="1.497cm" svg:y2="2.096cm" draw:start-shape="id1" draw:start-glue-point="4" draw:end-shape="id2" draw:end-glue-point="4" svg:d="M497 2096c0-751 1000-751 1000 0" svg:viewBox="0 0 1001 564">
            <text:p/>
          </draw:connector>
          <draw:line draw:style-name="gr2" draw:text-style-name="P2" draw:layer="layout" svg:x1="0.2cm" svg:y1="4.326cm" svg:x2="12.7cm" svg:y2="4.326cm">
            <text:p/>
          </draw:line>
          <draw:frame draw:style-name="gr3" draw:text-style-name="P4" draw:layer="layout" svg:width="0.874cm" svg:height="0.374cm" svg:x="12.9cm" svg:y="4.126cm">
            <draw:text-box>
              <text:p text:style-name="P3"><text:span text:style-name="T1">t/dtvr</text:span></text:p>
            </draw:text-box>
          </draw:frame>
          <draw:frame draw:style-name="gr4" draw:text-style-name="P5" draw:layer="layout" svg:width="0.205cm" svg:height="0.374cm" svg:x="0.4cm" svg:y="3.926cm">
            <draw:text-box>
              <text:p text:style-name="P3"><text:span text:style-name="T2">0</text:span></text:p>
            </draw:text-box>
          </draw:frame>
          <draw:frame draw:style-name="gr4" draw:text-style-name="P5" draw:layer="layout" svg:width="0.205cm" svg:height="0.374cm" svg:x="1.4cm" svg:y="3.926cm">
            <draw:text-box>
              <text:p text:style-name="P3"><text:span text:style-name="T2">1</text:span></text:p>
            </draw:text-box>
          </draw:frame>
          <draw:frame draw:style-name="gr4" draw:text-style-name="P5" draw:layer="layout" svg:width="0.205cm" svg:height="0.374cm" svg:x="2.4cm" svg:y="3.926cm">
            <draw:text-box>
              <text:p text:style-name="P3"><text:span text:style-name="T2">2</text:span></text:p>
            </draw:text-box>
          </draw:frame>
          <draw:frame draw:style-name="gr4" draw:text-style-name="P5" draw:layer="layout" svg:width="0.205cm" svg:height="0.374cm" svg:x="3.4cm" svg:y="3.926cm">
            <draw:text-box>
              <text:p text:style-name="P3"><text:span text:style-name="T2">3</text:span></text:p>
            </draw:text-box>
          </draw:frame>
          <draw:frame draw:style-name="gr4" draw:text-style-name="P5" draw:layer="layout" svg:width="0.205cm" svg:height="0.374cm" svg:x="4.4cm" svg:y="3.926cm">
            <draw:text-box>
              <text:p text:style-name="P3"><text:span text:style-name="T2">4</text:span></text:p>
            </draw:text-box>
          </draw:frame>
          <draw:frame draw:style-name="gr4" draw:text-style-name="P5" draw:layer="layout" svg:width="0.205cm" svg:height="0.374cm" svg:x="5.4cm" svg:y="3.926cm">
            <draw:text-box>
              <text:p text:style-name="P3"><text:span text:style-name="T2">5</text:span></text:p>
            </draw:text-box>
          </draw:frame>
          <draw:frame draw:style-name="gr4" draw:text-style-name="P5" draw:layer="layout" svg:width="0.205cm" svg:height="0.374cm" svg:x="9.4cm" svg:y="3.926cm">
            <draw:text-box>
              <text:p text:style-name="P3"><text:span text:style-name="T2">9</text:span></text:p>
            </draw:text-box>
          </draw:frame>
          <draw:frame draw:style-name="gr5" draw:text-style-name="P5" draw:layer="layout" svg:width="0.408cm" svg:height="0.374cm" svg:x="10.3cm" svg:y="3.926cm">
            <draw:text-box>
              <text:p text:style-name="P3"><text:span text:style-name="T2">10</text:span></text:p>
            </draw:text-box>
          </draw:frame>
          <draw:frame draw:style-name="gr6" draw:text-style-name="P6" draw:layer="layout" svg:width="0.768cm" svg:height="0.374cm" svg:x="0.69cm" svg:y="0.326cm">
            <draw:text-box>
              <text:p text:style-name="P3"><text:span text:style-name="T3">1:FM</text:span></text:p>
            </draw:text-box>
          </draw:frame>
          <draw:custom-shape draw:style-name="gr7" draw:text-style-name="P7" xml:id="id1" draw:id="id1" draw:layer="layout" svg:width="0.25cm" svg:height="0.25cm" svg:x="0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2" draw:id="id2" draw:layer="layout" svg:width="0.25cm" svg:height="0.25cm" svg:x="1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4" draw:id="id4" draw:layer="layout" svg:width="0.25cm" svg:height="0.25cm" svg:x="2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25cm" svg:height="0.25cm" svg:x="3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25cm" svg:height="0.25cm" svg:x="4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12" draw:id="id12" draw:layer="layout" svg:width="0.25cm" svg:height="0.25cm" svg:x="5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25cm" svg:height="0.25cm" svg:x="6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25cm" svg:height="0.25cm" svg:x="7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5" draw:id="id5" draw:layer="layout" svg:width="0.25cm" svg:height="0.25cm" svg:x="8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25cm" svg:height="0.25cm" svg:x="9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7" draw:id="id7" draw:layer="layout" svg:width="0.25cm" svg:height="0.25cm" svg:x="10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3" draw:id="id3" draw:layer="layout" svg:width="0.25cm" svg:height="0.25cm" svg:x="1.372cm" svg:y="1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0.5cm" svg:y1="2.226cm" svg:x2="1.137cm" svg:y2="2.226cm">
            <text:p/>
          </draw:line>
          <draw:line draw:style-name="gr9" draw:text-style-name="P1" draw:layer="layout" svg:x1="1.5cm" svg:y1="2.226cm" svg:x2="2.137cm" svg:y2="2.226cm">
            <text:p/>
          </draw:line>
          <draw:line draw:style-name="gr9" draw:text-style-name="P1" draw:layer="layout" svg:x1="2.5cm" svg:y1="2.226cm" svg:x2="3.137cm" svg:y2="2.226cm">
            <text:p/>
          </draw:line>
          <draw:line draw:style-name="gr9" draw:text-style-name="P1" draw:layer="layout" svg:x1="3.5cm" svg:y1="2.226cm" svg:x2="4.137cm" svg:y2="2.226cm">
            <text:p/>
          </draw:line>
          <draw:line draw:style-name="gr9" draw:text-style-name="P1" draw:layer="layout" svg:x1="4.5cm" svg:y1="2.226cm" svg:x2="5.137cm" svg:y2="2.226cm">
            <text:p/>
          </draw:line>
          <draw:line draw:style-name="gr9" draw:text-style-name="P1" draw:layer="layout" svg:x1="5.5cm" svg:y1="2.226cm" svg:x2="6.137cm" svg:y2="2.226cm">
            <text:p/>
          </draw:line>
          <draw:line draw:style-name="gr9" draw:text-style-name="P1" draw:layer="layout" svg:x1="6.5cm" svg:y1="2.226cm" svg:x2="7.137cm" svg:y2="2.226cm">
            <text:p/>
          </draw:line>
          <draw:line draw:style-name="gr9" draw:text-style-name="P1" draw:layer="layout" svg:x1="7.5cm" svg:y1="2.226cm" svg:x2="8.137cm" svg:y2="2.226cm">
            <text:p/>
          </draw:line>
          <draw:line draw:style-name="gr9" draw:text-style-name="P1" draw:layer="layout" svg:x1="8.5cm" svg:y1="2.226cm" svg:x2="9.137cm" svg:y2="2.226cm">
            <text:p/>
          </draw:line>
          <draw:line draw:style-name="gr9" draw:text-style-name="P1" draw:layer="layout" svg:x1="9.5cm" svg:y1="2.226cm" svg:x2="10.137cm" svg:y2="2.226cm">
            <text:p/>
          </draw:line>
          <draw:line draw:style-name="gr9" draw:text-style-name="P1" draw:layer="layout" svg:x1="10.5cm" svg:y1="2.226cm" svg:x2="11.137cm" svg:y2="2.226cm">
            <text:p/>
          </draw:line>
          <draw:connector draw:style-name="gr1" draw:text-style-name="P1" draw:layer="layout" draw:type="curve" draw:line-skew="0.128cm" svg:x1="0.497cm" svg:y1="2.096cm" svg:x2="1.497cm" svg:y2="1.196cm" draw:start-shape="id1" draw:start-glue-point="4" draw:end-shape="id3" draw:end-glue-point="4" svg:d="M497 2096c0-1909 1000-1459 1000-900" svg:viewBox="0 0 1001 1384">
            <text:p/>
          </draw:connector>
          <draw:frame draw:style-name="gr10" draw:text-style-name="P9" draw:layer="layout" svg:width="0.802cm" svg:height="0.374cm" svg:x="0.675cm" svg:y="1.655cm">
            <draw:text-box>
              <text:p>2:BM</text:p>
            </draw:text-box>
          </draw:frame>
          <draw:line draw:style-name="gr9" draw:text-style-name="P1" draw:layer="layout" svg:x1="1.5cm" svg:y1="1.32cm" svg:x2="2.137cm" svg:y2="1.32cm">
            <text:p/>
          </draw:line>
          <draw:connector draw:style-name="gr1" draw:text-style-name="P1" draw:layer="layout" draw:type="curve" draw:line-skew="0.114cm" svg:x1="0.497cm" svg:y1="2.346cm" svg:x2="2.497cm" svg:y2="2.346cm" draw:start-shape="id1" draw:start-glue-point="8" draw:end-shape="id4" draw:end-glue-point="8" svg:d="M497 2346c0 924 2000 924 2000 0" svg:viewBox="0 0 2001 694">
            <text:p/>
          </draw:connector>
          <draw:frame draw:style-name="gr11" draw:text-style-name="P9" draw:layer="layout" svg:width="0.205cm" svg:height="0.374cm" svg:x="1.32cm" svg:y="3.039cm">
            <draw:text-box>
              <text:p>3</text:p>
            </draw:text-box>
          </draw:frame>
          <draw:frame draw:style-name="gr11" draw:text-style-name="P9" draw:layer="layout" svg:width="0.205cm" svg:height="0.374cm" svg:x="2.32cm" svg:y="3.039cm">
            <draw:text-box>
              <text:p>4</text:p>
            </draw:text-box>
          </draw:frame>
          <draw:frame draw:style-name="gr11" draw:text-style-name="P9" draw:layer="layout" svg:width="0.205cm" svg:height="0.374cm" svg:x="3.32cm" svg:y="3.039cm">
            <draw:text-box>
              <text:p>5</text:p>
            </draw:text-box>
          </draw:frame>
          <draw:frame draw:style-name="gr11" draw:text-style-name="P9" draw:layer="layout" svg:width="0.205cm" svg:height="0.374cm" svg:x="4.42cm" svg:y="3.039cm">
            <draw:text-box>
              <text:p>6</text:p>
            </draw:text-box>
          </draw:frame>
          <draw:connector draw:style-name="gr1" draw:text-style-name="P1" draw:layer="layout" draw:type="curve" draw:line-skew="0.114cm" svg:x1="1.497cm" svg:y1="2.346cm" svg:x2="3.497cm" svg:y2="2.346cm" svg:d="M1497 2346c0 924 2000 924 2000 0" svg:viewBox="0 0 2001 694">
            <text:p/>
          </draw:connector>
          <draw:connector draw:style-name="gr1" draw:text-style-name="P1" draw:layer="layout" draw:type="curve" draw:line-skew="0.114cm" svg:x1="2.497cm" svg:y1="2.346cm" svg:x2="4.497cm" svg:y2="2.346cm" svg:d="M2497 2346c0 924 2000 924 2000 0" svg:viewBox="0 0 2001 694">
            <text:p/>
          </draw:connector>
          <draw:connector draw:style-name="gr1" draw:text-style-name="P1" draw:layer="layout" draw:type="curve" draw:line-skew="0.114cm" svg:x1="3.497cm" svg:y1="2.346cm" svg:x2="5.497cm" svg:y2="2.346cm" svg:d="M3497 2346c0 924 2000 924 2000 0" svg:viewBox="0 0 2001 694">
            <text:p/>
          </draw:connector>
          <draw:connector draw:style-name="gr1" draw:text-style-name="P1" draw:layer="layout" draw:type="curve" draw:line-skew="0.114cm" svg:x1="5.497cm" svg:y1="2.346cm" svg:x2="7.497cm" svg:y2="2.346cm" svg:d="M5497 2346c0 924 2000 924 2000 0" svg:viewBox="0 0 2001 694">
            <text:p/>
          </draw:connector>
          <draw:connector draw:style-name="gr1" draw:text-style-name="P1" draw:layer="layout" draw:type="curve" draw:line-skew="0.114cm" svg:x1="6.497cm" svg:y1="2.346cm" svg:x2="8.497cm" svg:y2="2.346cm" svg:d="M6497 2346c0 924 2000 924 2000 0" svg:viewBox="0 0 2001 694">
            <text:p/>
          </draw:connector>
          <draw:connector draw:style-name="gr1" draw:text-style-name="P1" draw:layer="layout" draw:type="curve" draw:line-skew="0.114cm" svg:x1="7.497cm" svg:y1="2.346cm" svg:x2="9.497cm" svg:y2="2.346cm" svg:d="M7497 2346c0 924 2000 924 2000 0" svg:viewBox="0 0 2001 694">
            <text:p/>
          </draw:connector>
          <draw:connector draw:style-name="gr1" draw:text-style-name="P1" draw:layer="layout" draw:type="curve" svg:x1="8.622cm" svg:y1="2.221cm" svg:x2="10.372cm" svg:y2="3.421cm" draw:start-shape="id5" draw:start-glue-point="10" draw:end-shape="id6" draw:end-glue-point="6" svg:d="M8622 2221c1314 0 439 1200 1750 1200" svg:viewBox="0 0 1751 1201">
            <text:p/>
          </draw:connector>
          <draw:frame draw:style-name="gr6" draw:text-style-name="P6" draw:layer="layout" svg:width="0.768cm" svg:height="0.374cm" svg:x="5.69cm" svg:y="0.327cm">
            <draw:text-box>
              <text:p text:style-name="P3"><text:span text:style-name="T3">7:FM</text:span></text:p>
            </draw:text-box>
          </draw:frame>
          <draw:custom-shape draw:style-name="gr8" draw:text-style-name="P8" draw:layer="layout" svg:width="0.25cm" svg:height="0.25cm" svg:x="6.372cm" svg:y="1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9" draw:layer="layout" svg:width="0.802cm" svg:height="0.374cm" svg:x="5.675cm" svg:y="1.656cm">
            <draw:text-box>
              <text:p>8:BM</text:p>
            </draw:text-box>
          </draw:frame>
          <draw:line draw:style-name="gr9" draw:text-style-name="P1" draw:layer="layout" svg:x1="6.5cm" svg:y1="1.321cm" svg:x2="7.137cm" svg:y2="1.321cm">
            <text:p/>
          </draw:line>
          <draw:connector draw:style-name="gr1" draw:text-style-name="P1" draw:layer="layout" draw:type="curve" svg:x1="5.496cm" svg:y1="2.096cm" svg:x2="6.496cm" svg:y2="2.096cm" svg:d="M5496 2096c0-751 1000-751 1000 0" svg:viewBox="0 0 1001 564">
            <text:p/>
          </draw:connector>
          <draw:connector draw:style-name="gr1" draw:text-style-name="P1" draw:layer="layout" draw:type="curve" draw:line-skew="0.128cm" svg:x1="5.496cm" svg:y1="2.096cm" svg:x2="6.496cm" svg:y2="1.196cm" svg:d="M5496 2096c0-1909 1000-1459 1000-900" svg:viewBox="0 0 1001 1384">
            <text:p/>
          </draw:connector>
          <draw:custom-shape draw:style-name="gr12" draw:text-style-name="P8" xml:id="id6" draw:id="id6" draw:layer="layout" svg:width="0.25cm" svg:height="0.25cm" svg:x="10.372cm" svg:y="3.2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" draw:text-style-name="P1" draw:layer="layout" draw:type="curve" svg:x1="10.497cm" svg:y1="3.296cm" svg:x2="10.497cm" svg:y2="2.346cm" draw:start-shape="id6" draw:start-glue-point="4" draw:end-shape="id7" draw:end-glue-point="8" svg:d="M10497 3296v-950" svg:viewBox="0 0 1 951">
            <text:p/>
          </draw:connector>
          <draw:frame draw:style-name="gr13" draw:text-style-name="P9" draw:layer="layout" svg:width="1.336cm" svg:height="0.374cm" svg:x="10.595cm" svg:y="2.826cm">
            <draw:text-box>
              <text:p>13:calfis</text:p>
            </draw:text-box>
          </draw:frame>
          <draw:frame draw:style-name="gr14" draw:text-style-name="P6" draw:layer="layout" svg:width="0.971cm" svg:height="0.374cm" svg:x="10.79cm" svg:y="0.328cm">
            <draw:text-box>
              <text:p text:style-name="P3"><text:span text:style-name="T3">14:FM</text:span></text:p>
            </draw:text-box>
          </draw:frame>
          <draw:custom-shape draw:style-name="gr8" draw:text-style-name="P8" draw:layer="layout" svg:width="0.25cm" svg:height="0.25cm" svg:x="11.372cm" svg:y="1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9" draw:layer="layout" svg:width="1.005cm" svg:height="0.374cm" svg:x="10.775cm" svg:y="1.657cm">
            <draw:text-box>
              <text:p>15:BM</text:p>
            </draw:text-box>
          </draw:frame>
          <draw:line draw:style-name="gr9" draw:text-style-name="P1" draw:layer="layout" svg:x1="11.5cm" svg:y1="1.322cm" svg:x2="12.137cm" svg:y2="1.322cm">
            <text:p/>
          </draw:line>
          <draw:connector draw:style-name="gr1" draw:text-style-name="P1" draw:layer="layout" draw:type="curve" svg:x1="10.496cm" svg:y1="2.097cm" svg:x2="11.496cm" svg:y2="2.097cm" svg:d="M10496 2097c0-751 1000-751 1000 0" svg:viewBox="0 0 1001 564">
            <text:p/>
          </draw:connector>
          <draw:connector draw:style-name="gr1" draw:text-style-name="P1" draw:layer="layout" draw:type="curve" draw:line-skew="0.128cm" svg:x1="10.496cm" svg:y1="2.097cm" svg:x2="11.496cm" svg:y2="1.197cm" svg:d="M10496 2097c0-1909 1000-1459 1000-900" svg:viewBox="0 0 1001 1384">
            <text:p/>
          </draw:connector>
          <draw:frame draw:style-name="gr11" draw:text-style-name="P9" draw:layer="layout" svg:width="0.205cm" svg:height="0.374cm" svg:x="6.387cm" svg:y="3.026cm">
            <draw:text-box>
              <text:p>9</text:p>
            </draw:text-box>
          </draw:frame>
          <draw:frame draw:style-name="gr16" draw:text-style-name="P9" draw:layer="layout" svg:width="0.408cm" svg:height="0.374cm" svg:x="7.387cm" svg:y="3.026cm">
            <draw:text-box>
              <text:p>10</text:p>
            </draw:text-box>
          </draw:frame>
          <draw:frame draw:style-name="gr16" draw:text-style-name="P9" draw:layer="layout" svg:width="0.408cm" svg:height="0.374cm" svg:x="8.387cm" svg:y="3.026cm">
            <draw:text-box>
              <text:p>11</text:p>
            </draw:text-box>
          </draw:frame>
          <draw:frame draw:style-name="gr16" draw:text-style-name="P9" draw:layer="layout" svg:width="0.408cm" svg:height="0.374cm" svg:x="9.387cm" svg:y="3.326cm">
            <draw:text-box>
              <text:p>12</text:p>
            </draw:text-box>
          </draw:frame>
          <draw:frame draw:style-name="gr4" draw:text-style-name="P5" draw:layer="layout" svg:width="0.205cm" svg:height="0.374cm" svg:x="6.4cm" svg:y="3.926cm">
            <draw:text-box>
              <text:p text:style-name="P3"><text:span text:style-name="T2">6</text:span></text:p>
            </draw:text-box>
          </draw:frame>
          <draw:frame draw:style-name="gr4" draw:text-style-name="P5" draw:layer="layout" svg:width="0.205cm" svg:height="0.374cm" svg:x="7.4cm" svg:y="3.926cm">
            <draw:text-box>
              <text:p text:style-name="P3"><text:span text:style-name="T2">7</text:span></text:p>
            </draw:text-box>
          </draw:frame>
          <draw:frame draw:style-name="gr4" draw:text-style-name="P5" draw:layer="layout" svg:width="0.205cm" svg:height="0.374cm" svg:x="8.4cm" svg:y="3.926cm">
            <draw:text-box>
              <text:p text:style-name="P3"><text:span text:style-name="T2">8</text:span></text:p>
            </draw:text-box>
          </draw:frame>
          <draw:frame draw:style-name="gr5" draw:text-style-name="P5" draw:layer="layout" svg:width="0.408cm" svg:height="0.374cm" svg:x="11.3cm" svg:y="3.926cm">
            <draw:text-box>
              <text:p text:style-name="P3"><text:span text:style-name="T2">11</text:span></text:p>
            </draw:text-box>
          </draw:frame>
          <draw:custom-shape draw:style-name="gr7" draw:text-style-name="P7" draw:layer="layout" svg:width="0.25cm" svg:height="0.25cm" svg:x="11.372cm" svg:y="2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11.5cm" svg:y1="2.226cm" svg:x2="12.137cm" svg:y2="2.226cm">
            <text:p/>
          </draw:line>
          <draw:line draw:style-name="gr2" draw:text-style-name="P2" draw:layer="layout" svg:x1="6.7cm" svg:y1="8.326cm" svg:x2="12.4cm" svg:y2="8.326cm">
            <text:p/>
          </draw:line>
          <draw:frame draw:style-name="gr3" draw:text-style-name="P4" draw:layer="layout" svg:width="0.874cm" svg:height="0.374cm" svg:x="12.5cm" svg:y="8.126cm">
            <draw:text-box>
              <text:p text:style-name="P3"><text:span text:style-name="T1">t/dtvr</text:span></text:p>
            </draw:text-box>
          </draw:frame>
          <draw:frame draw:style-name="gr17" draw:text-style-name="P5" draw:layer="layout" svg:width="1.331cm" svg:height="0.374cm" svg:x="6.8cm" svg:y="7.926cm">
            <draw:text-box>
              <text:p text:style-name="P10"><text:span text:style-name="T2">itaufin-2</text:span></text:p>
            </draw:text-box>
          </draw:frame>
          <draw:frame draw:style-name="gr18" draw:text-style-name="P11" draw:layer="layout" svg:width="1.331cm" svg:height="0.374cm" svg:x="8.5cm" svg:y="7.926cm">
            <draw:text-box>
              <text:p text:style-name="P10"><text:span text:style-name="T2">itaufin-1</text:span></text:p>
            </draw:text-box>
          </draw:frame>
          <draw:custom-shape draw:style-name="gr19" draw:text-style-name="P7" xml:id="id8" draw:id="id8" draw:layer="layout" svg:width="0.25cm" svg:height="0.25cm" svg:x="7.372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25cm" svg:height="0.25cm" svg:x="8.972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xml:id="id10" draw:id="id10" draw:layer="layout" svg:width="0.25cm" svg:height="0.25cm" svg:x="10.372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9.1cm" svg:y1="6.226cm" svg:x2="9.737cm" svg:y2="6.226cm">
            <text:p/>
          </draw:line>
          <draw:line draw:style-name="gr9" draw:text-style-name="P1" draw:layer="layout" svg:x1="10.5cm" svg:y1="6.226cm" svg:x2="11.137cm" svg:y2="6.226cm">
            <text:p/>
          </draw:line>
          <draw:connector draw:style-name="gr1" draw:text-style-name="P1" draw:layer="layout" draw:type="curve" svg:x1="7.622cm" svg:y1="6.221cm" svg:x2="10.372cm" svg:y2="7.421cm" draw:start-shape="id8" draw:start-glue-point="10" draw:end-shape="id9" draw:end-glue-point="6" svg:d="M7622 6221c2064 0 689 1200 2750 1200" svg:viewBox="0 0 2751 1201">
            <text:p/>
          </draw:connector>
          <draw:custom-shape draw:style-name="gr12" draw:text-style-name="P8" xml:id="id9" draw:id="id9" draw:layer="layout" svg:width="0.25cm" svg:height="0.25cm" svg:x="10.372cm" svg:y="7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" draw:text-style-name="P1" draw:layer="layout" draw:type="curve" svg:x1="10.497cm" svg:y1="7.296cm" svg:x2="10.497cm" svg:y2="6.346cm" draw:start-shape="id9" draw:start-glue-point="4" draw:end-shape="id10" draw:end-glue-point="8" svg:d="M10497 7296v-950" svg:viewBox="0 0 1 951">
            <text:p/>
          </draw:connector>
          <draw:frame draw:style-name="gr13" draw:text-style-name="P9" draw:layer="layout" svg:width="1.336cm" svg:height="0.374cm" svg:x="10.595cm" svg:y="6.826cm">
            <draw:text-box>
              <text:p>n:calfis</text:p>
            </draw:text-box>
          </draw:frame>
          <draw:frame draw:style-name="gr20" draw:text-style-name="P9" draw:layer="layout" svg:width="0.523cm" svg:height="0.374cm" svg:x="8.687cm" svg:y="7.026cm">
            <draw:text-box>
              <text:p>n-1</text:p>
            </draw:text-box>
          </draw:frame>
          <draw:frame draw:style-name="gr21" draw:text-style-name="P5" draw:layer="layout" svg:width="1.014cm" svg:height="0.374cm" svg:x="10.2cm" svg:y="7.926cm">
            <draw:text-box>
              <text:p text:style-name="P3"><text:span text:style-name="T2">itaufin</text:span></text:p>
            </draw:text-box>
          </draw:frame>
          <draw:line draw:style-name="gr22" draw:text-style-name="P1" draw:layer="layout" svg:x1="7.1cm" svg:y1="8.324cm" svg:x2="1.6cm" svg:y2="8.324cm">
            <text:p/>
          </draw:line>
          <draw:frame draw:style-name="gr23" draw:text-style-name="P9" xml:id="id11" draw:id="id11" draw:layer="layout" svg:width="1.534cm" svg:height="0.374cm" svg:x="3.9cm" svg:y="1.141cm">
            <draw:text-box>
              <text:p>bilan_dyn</text:p>
            </draw:text-box>
          </draw:frame>
          <draw:connector draw:style-name="gr24" draw:text-style-name="P1" draw:layer="layout" draw:type="line" svg:x1="4.667cm" svg:y1="1.515cm" svg:x2="5.408cm" svg:y2="2.132cm" draw:start-shape="id11" draw:start-glue-point="2" draw:end-shape="id12" draw:end-glue-point="5" svg:d="M4667 1515l741 617" svg:viewBox="0 0 742 618">
            <text:p/>
          </draw:connector>
          <draw:frame draw:style-name="gr23" draw:text-style-name="P9" xml:id="id13" draw:id="id13" draw:layer="layout" svg:width="1.534cm" svg:height="0.374cm" svg:x="8.7cm" svg:y="1.141cm">
            <draw:text-box>
              <text:p>bilan_dyn</text:p>
            </draw:text-box>
          </draw:frame>
          <draw:connector draw:style-name="gr24" draw:text-style-name="P1" draw:layer="layout" draw:type="line" svg:x1="9.467cm" svg:y1="1.515cm" svg:x2="10.408cm" svg:y2="2.132cm" draw:start-shape="id13" draw:start-glue-point="2" draw:end-shape="id7" draw:end-glue-point="5" svg:d="M9467 1515l941 617" svg:viewBox="0 0 942 618">
            <text:p/>
          </draw:connector>
          <draw:frame draw:style-name="gr23" draw:text-style-name="P9" xml:id="id14" draw:id="id14" draw:layer="layout" svg:width="1.534cm" svg:height="0.374cm" svg:x="8.7cm" svg:y="5.141cm">
            <draw:text-box>
              <text:p>bilan_dyn</text:p>
            </draw:text-box>
          </draw:frame>
          <draw:connector draw:style-name="gr24" draw:text-style-name="P1" draw:layer="layout" draw:type="line" svg:x1="9.467cm" svg:y1="5.515cm" svg:x2="10.408cm" svg:y2="6.132cm" draw:start-shape="id14" draw:start-glue-point="2" svg:d="M9467 5515l941 617" svg:viewBox="0 0 942 618">
            <text:p/>
          </draw:connector>
          <draw:line draw:style-name="gr9" draw:text-style-name="P1" draw:layer="layout" svg:x1="7.5cm" svg:y1="6.226cm" svg:x2="8.137cm" svg:y2="6.226cm">
            <text:p/>
          </draw:line>
        </draw:g>
        <draw:connector draw:style-name="gr25" draw:text-style-name="P1" draw:layer="layout" draw:type="curve" svg:x1="13.774cm" svg:y1="4.413cm" svg:x2="13.774cm" svg:y2="4.413cm" draw:start-shape="id15" draw:end-shape="id15" svg:d="M13774 4413z" svg:viewBox="0 0 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ans" fo:font-size="24pt" fo:language="fr" fo:country="FR" style:font-name-asian="DejaVu Sans1" style:font-size-asian="24pt" style:language-asian="en" style:country-asian="US" style:font-name-complex="DejaVu Sans1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printer"/>
      <draw:layer draw:name="measurelines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2-14T13:55:17</meta:creation-date>
    <dc:date>2024-03-07T11:30:29.302080978</dc:date>
    <dc:language>fr-FR</dc:language>
    <meta:editing-cycles>24</meta:editing-cycles>
    <meta:editing-duration>PT1H33M37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